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Ubuntu Medium" svg:font-family="Ubuntu Medium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oindependiente2" style:master-page-name="MP0" style:family="paragraph">
      <style:paragraph-properties fo:break-before="page"/>
    </style:style>
    <style:style style:name="T4" style:parent-style-name="Fuentedepárrafopredeter." style:family="text">
      <style:text-properties fo:font-size="11pt" style:font-size-asian="11pt" style:font-size-complex="11pt" style:language-asian="es" style:country-asian="ES"/>
    </style:style>
    <style:style style:name="P5" style:parent-style-name="Textoindependiente2" style:family="paragraph">
      <style:paragraph-properties fo:text-align="center"/>
      <style:text-properties fo:font-size="11pt" style:font-size-asian="11pt" style:font-size-complex="11pt"/>
    </style:style>
    <style:style style:name="P6" style:parent-style-name="Textoindependiente2" style:family="paragraph">
      <style:text-properties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style:font-name="Ubuntu Medium" fo:font-weight="bold" style:font-weight-asian="bold" fo:font-style="italic" style:font-style-asian="italic" style:font-style-complex="italic" fo:font-size="32pt" style:font-size-asian="32pt" style:font-size-complex="3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4"><draw:frame draw:style-name="a0" draw:name="gráficos2" text:anchor-type="as-char" svg:x="0in" svg:y="0in" svg:width="6.42415in" svg:height="1.62699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Ubuntu Medium" svg:font-family="Ubuntu Medium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size="14pt" style:font-size-asian="14pt" fo:language="ca" fo:country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false" style:display-name="WW8Num1zfalse" style:family="text"/>
    <style:style style:name="WW8Num1ztrue" style:display-name="WW8Num1ztrue" style:family="text"/>
    <style:style style:name="WW8Num2zfalse" style:display-name="WW8Num2zfalse" style:family="text"/>
    <style:style style:name="WW8Num2ztrue" style:display-name="WW8Num2ztrue" style:family="text"/>
    <style:style style:name="WW8Num3zfalse" style:display-name="WW8Num3zfalse" style:family="text"/>
    <style:style style:name="WW8Num3ztrue" style:display-name="WW8Num3ztrue" style:family="text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347in" fo:margin-left="1.1812in" fo:margin-bottom="0.4201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111in"/>
      </style:header-style>
      <style:footer-style>
        <style:header-footer-properties style:dynamic-spacing="true" fo:min-height="0.5638in"/>
      </style:footer-style>
    </style:page-layout>
    <style:style style:name="P2" style:parent-style-name="Standard" style:family="paragraph">
      <style:text-properties fo:language="en" fo:country="US"/>
    </style:style>
    <style:style style:name="P3" style:parent-style-name="Piedepágina" style:family="paragraph">
      <style:text-properties fo:font-size="8pt" style:font-size-asian="8pt" fo:language="it" fo:country="I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djunto se remite libro de escolaridad y certificación académica del alumno MOZOS PÉREZ, VICENTE JAVIER</dc:title>
    <meta:initial-creator>secretaria_1</meta:initial-creator>
    <dc:creator>Marian Capilla</dc:creator>
    <meta:creation-date>2010-07-07T10:22:00Z</meta:creation-date>
    <dc:date>2022-09-22T17:55:00Z</dc:date>
    <meta:print-date>2021-09-13T16:59:00Z</meta:print-date>
    <meta:template xlink:href="Normal.dotm" xlink:type="simple"/>
    <meta:editing-cycles>27</meta:editing-cycles>
    <meta:editing-duration>PT2820S</meta:editing-duration>
    <meta:document-statistic meta:page-count="1" meta:paragraph-count="1" meta:word-count="0" meta:character-count="4" meta:row-count="1" meta:non-whitespace-character-count="4"/>
  </office:meta>
</office:document-meta>
</file>